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9028in"/>
    </style:style>
    <style:style style:name="co3" style:family="table-column">
      <style:table-column-properties fo:break-before="auto" style:column-width="4.924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_citynode_h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,R11,R7,R8,R6</text:p>
          </table:table-cell>
          <table:table-cell office:value-type="string" calcext:value-type="string">
            <text:p>R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9,H5,H3,H4,H1,H2,H6</text:p>
          </table:table-cell>
          <table:table-cell office:value-type="string" calcext:value-type="string">
            <text:p>MountingHole_4.3mm_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0,J11,J1,J3,J17,J22,J7,J19,J2,J12,J24,J16,J18,J21,J6,J23,J14,J5,J9,J15</text:p>
          </table:table-cell>
          <table:table-cell office:value-type="string" calcext:value-type="string">
            <text:p>PinSocket_1x10_P2.54mm_Vert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n_01x10_Fema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16_4.5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https://cz.mouser.com/ProductDetail/NXP-Semiconductors/PCF8574T-3518?qs=LOCUfHb8d9srwcgHHpXqQw%3D%3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wi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PS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S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PAK</text:p>
          </table:table-cell>
          <table:table-cell office:value-type="float" office:value="1" calcext:value-type="float">
            <text:p>1</text:p>
          </table:table-cell>
          <table:table-cell office:value-type="float" office:value="59151" calcext:value-type="float">
            <text:p>591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,C1,C24,C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3,C11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3,R14,R4,R5,R1,R2,R15,R12,R16,R3</text:p>
          </table:table-cell>
          <table:table-cell office:value-type="string" calcext:value-type="string">
            <text:p>R_0805_2012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28,J27</text:p>
          </table:table-cell>
          <table:table-cell office:value-type="string" calcext:value-type="string">
            <text:p>PinSocket_1x01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Fema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ILYGO-LORA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YGO-loraw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TEP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-D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8,H7</text:p>
          </table:table-cell>
          <table:table-cell office:value-type="string" calcext:value-type="string">
            <text:p>opc-n3-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9,C7,C21,C17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2,C22,C10,C18,C16,C14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8,JP18,JP17,JP9</text:p>
          </table:table-cell>
          <table:table-cell office:value-type="string" calcext:value-type="string">
            <text:p>SolderJumper-3_P1.3mm_Bridged12_Pad1.0x1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3_Bridged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6,JP5,JP10,JP12,JP4,JP7,JP15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0,U3,U2,U1</text:p>
          </table:table-cell>
          <table:table-cell office:value-type="string" calcext:value-type="string">
            <text:p>Sensor_modu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_socke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P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5,C20</text:p>
          </table:table-cell>
          <table:table-cell office:value-type="string" calcext:value-type="string">
            <text:p>CP_Radial_D5.0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https://www.gme.cz/tc-0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Ope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IP_SPSTx08_Slide_6.7x21.88mm_W7.62mm_P2.54mm_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https://cz.mouser.com/ProductDetail/Diptronics/NDI-08S-V?qs=MLItCLRbWszcDzTw3vqmsQ%3D%3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1264-3v3</text:p>
          </table:table-cell>
          <table:table-cell office:value-type="string" calcext:value-type="string">
            <text:p>https://cz.mouser.com/ProductDetail/Microchip-Technology-Atmel/TC1264-3.3VDBTR?qs=EkZBwCRGcSs72PT5fOeaFg%3D%3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26,C9,C6,C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T1,BT2</text:p>
          </table:table-cell>
          <table:table-cell office:value-type="string" calcext:value-type="string">
            <text:p>BatteryHolder_MPD_BH-18650-P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Cel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3_P1.3mm_Bridged12_RoundedPad1.0x1.5mm_Number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Bridged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_Femal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https://www.gme.cz/p-knx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EO-6M-m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6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PinSocket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03P352FR-G_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SolderJumper-2_P1.3mm_Bridged_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Ope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23,U25,U24</text:p>
          </table:table-cell>
          <table:table-cell office:value-type="string" calcext:value-type="string">
            <text:p>mp2315-modu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-down</text:p>
          </table:table-cell>
          <table:table-cell office:value-type="string" calcext:value-type="string">
            <text:p>https://www.laskakit.cz/mikro-step-down-menic--nastavitelny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FE3,AFE1,AFE4</text:p>
          </table:table-cell>
          <table:table-cell office:value-type="string" calcext:value-type="string">
            <text:p>Alphasense_AFE_6pin-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sense_AFE_6pi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P_Radial_D10.0mm_P3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Femal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opc-n3_3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C_N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FE2</text:p>
          </table:table-cell>
          <table:table-cell office:value-type="string" calcext:value-type="string">
            <text:p>Alphasense_AFE_6pin-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sense_AFE_6pi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1,U8</text:p>
          </table:table-cell>
          <table:table-cell office:value-type="string" calcext:value-type="string">
            <text:p>ADS1115-mod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1115_modul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P16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21,U19</text:p>
          </table:table-cell>
          <table:table-cell office:value-type="string" calcext:value-type="string">
            <text:p>DW01_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W01_protectio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P13,JP14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ME280-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_modu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erka</text:p>
          </table:table-cell>
          <table:table-cell table:number-columns-repeated="3"/>
          <table:table-cell office:value-type="string" calcext:value-type="string">
            <text:p>https://www.gme.cz/oloveny-akumulator-westinghouse-wa650-6v-5ah</text:p>
          </table:table-cell>
        </table:table-row>
        <table:table-row table:style-name="ro1">
          <table:table-cell/>
          <table:table-cell office:value-type="string" calcext:value-type="string">
            <text:p>adapter</text:p>
          </table:table-cell>
          <table:table-cell table:number-columns-repeated="3"/>
          <table:table-cell office:value-type="string" calcext:value-type="string">
            <text:p>https://www.gme.cz/napajeci-adapter-sitovy-9v-600ma-5-5-2-1mm-vigan</text:p>
          </table:table-cell>
        </table:table-row>
        <table:table-row table:style-name="ro1">
          <table:table-cell/>
          <table:table-cell office:value-type="string" calcext:value-type="string">
            <text:p>levnejsi board</text:p>
          </table:table-cell>
          <table:table-cell table:number-columns-repeated="3"/>
          <table:table-cell office:value-type="string" calcext:value-type="string">
            <text:p>https://www.laskakit.cz/mh-et-live-esp32-minikit--wemos-d1-mini-shield-kompatibilni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4T16:08:34.299263533</dc:date>
    <meta:editing-duration>P1DT2H13M22S</meta:editing-duration>
    <meta:editing-cycles>1</meta:editing-cycles>
    <meta:document-statistic meta:table-count="1" meta:cell-count="273" meta:object-count="0"/>
    <meta:generator>LibreOffice/6.4.7.2$Linux_X86_64 LibreOffice_project/40$Build-2</meta:generator>
  </office:meta>
</office:document-meta>
</file>